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rsid="000b4b8a" officeooo:paragraph-rsid="000b4b8a"/>
    </style:style>
    <style:style style:name="P2" style:family="paragraph" style:parent-style-name="Heading_20_4">
      <style:text-properties officeooo:rsid="000b4b8a" officeooo:paragraph-rsid="000b4b8a"/>
    </style:style>
    <style:style style:name="T1" style:family="text">
      <style:text-properties officeooo:rsid="000b4b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h text:style-name="P2" text:outline-level="4">Load Project</text:h>
        <text:p text:style-name="Text_20_body_20_indent_20_Organon"><text:span text:style-name="T1">Load project</text:span> → <text:span text:style-name="T1">Choose project folder</text:span>. <text:span text:style-name="T1">The project folder contains a file with the ending “.organon” </text:span>: </text:p>
        <text:p text:style-name="Text_20_body_20_indent_20_Organon">&lt;projektname&gt;.organon. </text:p>
        <text:p text:style-name="P1">Choose it and the project will be load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28" meta:character-count="178" meta:non-whitespace-character-count="152"/>
    <dc:date>2014-06-24T10:57:40.421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